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Sheet1" table:style-name="ta1">
        <table:table-column table:style-name="co1" table:number-columns-repeated="256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Export Image</text:p>
          </table:table-cell>
          <table:table-cell table:style-name="ce2" table:number-columns-repeated="2"/>
          <table:table-cell table:style-name="ce2" office:value-type="string" calcext:value-type="string">
            <text:p>TST_EXPORT_IMAGE_XML</text:p>
          </table:table-cell>
          <table:table-cell table:style-name="ce2" table:number-columns-repeated="250"/>
          <table:table-cell table:style-name="ce5"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style-name="ce5" table:number-columns-repeated="768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MAGE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Imag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mage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ILE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Fi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FRAME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style-name="ce5" table:number-columns-repeated="768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  <table:table-cell table:style-name="ce5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dossier(DI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DIR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ba_desc</text:p>
          </table:table-cell>
          <table:table-cell table:style-name="ce6" table:number-columns-repeated="250"/>
          <table:table-cell table:number-columns-repeated="768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TEXT_FOLDER_EXPORT_IMAGE_XML</text:p>
          </table:table-cell>
          <table:table-cell/>
          <table:table-cell office:value-type="string" calcext:value-type="string">
            <text:p>Dossier export document image</text:p>
          </table:table-cell>
          <table:table-cell table:number-columns-repeated="1019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2:57:03.110971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3-07-19T14:54:44</meta:creation-date>
    <dc:date>2018-07-04T12:57:23.360623753</dc:date>
    <dc:creator>Eric Brison</dc:creator>
    <meta:editing-duration>PT17M39S</meta:editing-duration>
    <meta:editing-cycles>5</meta:editing-cycles>
    <meta:generator>LibreOffice/6.0.3.2$Linux_X86_64 LibreOffice_project/00m0$Build-2</meta:generator>
    <meta:document-statistic meta:table-count="3" meta:cell-count="79" meta:object-count="0"/>
  </office:meta>
</office:document-meta>
</file>